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nov-reg" svg:font-family="proxnov-reg, arial, sans-serif"/>
    <style:font-face style:name="proxnov-sbold" svg:font-family="proxnov-sbold, arial, sans-serif"/>
    <style:font-face style:name="Courier" svg:font-family="Couri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" officeooo:rsid="00026c90" officeooo:paragraph-rsid="00026c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REE O”CLOCK BLUES – B B King</text:p>
      <text:p text:style-name="P1"/>
      <text:p text:style-name="P1"/>
      <text:p text:style-name="P1">Now here it is three o'clock in the mornin'</text:p>
      <text:p text:style-name="P1"/>
      <text:p text:style-name="P1">Can't even close my eyes</text:p>
      <text:p text:style-name="P1"/>
      <text:p text:style-name="P1">Oh, three o' clock in the mornin', baby</text:p>
      <text:p text:style-name="P1"/>
      <text:p text:style-name="P1">Can't even close my eyes</text:p>
      <text:p text:style-name="P1"/>
      <text:p text:style-name="P1">Well, I can't find my baby</text:p>
      <text:p text:style-name="P1"/>
      <text:p text:style-name="P1">Lord, and I can't be satisfied</text:p>
      <text:p text:style-name="P1"/>
      <text:p text:style-name="P1"/>
      <text:p text:style-name="P1">Lord, I've looked around me</text:p>
      <text:p text:style-name="P1"/>
      <text:p text:style-name="P1">Whoa, my baby can't be found</text:p>
      <text:p text:style-name="P1"/>
      <text:p text:style-name="P1">Whoa, looked all around me, people</text:p>
      <text:p text:style-name="P1"/>
      <text:p text:style-name="P1">Whoa, my baby can't be found</text:p>
      <text:p text:style-name="P1"/>
      <text:p text:style-name="P1">Well, if I don't find my baby</text:p>
      <text:p text:style-name="P1"/>
      <text:p text:style-name="P1">I'm goin' down to the boilin' ground, that's where the mens hang out</text:p>
      <text:p text:style-name="P1"/>
      <text:p text:style-name="P1"/>
      <text:p text:style-name="P1">(break)</text:p>
      <text:p text:style-name="P1"/>
      <text:p text:style-name="P1"/>
      <text:p text:style-name="P1">Well, goodbye, everybody</text:p>
      <text:p text:style-name="P1"/>
      <text:p text:style-name="P1">Lord, I believe this is the end</text:p>
      <text:p text:style-name="P1"/>
      <text:p text:style-name="P1">Oh, goodbye, everybody</text:p>
      <text:p text:style-name="P1"/>
      <text:p text:style-name="P1">Lord, I believe this is the end</text:p>
      <text:p text:style-name="P1"/>
      <text:p text:style-name="P1">Just want to tell my baby to figure me for my si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nov-reg" svg:font-family="proxnov-reg, arial, sans-serif"/>
    <style:font-face style:name="proxnov-sbold" svg:font-family="proxnov-sbold, arial, sans-serif"/>
    <style:font-face style:name="Courier" svg:font-family="Couri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06:23:37.157413000</meta:creation-date>
    <dc:date>2017-04-24T09:45:48.044182000</dc:date>
    <meta:editing-duration>PT3H4M37S</meta:editing-duration>
    <meta:editing-cycles>2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19" meta:word-count="121" meta:character-count="595" meta:non-whitespace-character-count="492"/>
  </office:meta>
</office:document-meta>
</file>